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0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3" style:family="paragraph" style:parent-style-name="Text_20_body" style:list-style-name="L12">
      <style:paragraph-properties fo:line-height="150%"/>
      <style:text-properties style:font-name="Arial" fo:font-size="16p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59" style:family="paragraph" style:parent-style-name="Table_20_Contents" style:list-style-name="L13">
      <style:text-properties style:font-name="Verdana" fo:font-size="16pt" style:font-size-asian="16pt" style:font-size-complex="16pt"/>
    </style:style>
    <style:style style:name="P60" style:family="paragraph" style:parent-style-name="Table_20_Contents" style:list-style-name="L14">
      <style:text-properties style:font-name="Verdana" fo:font-size="16pt" style:font-size-asian="16pt" style:font-size-complex="16pt"/>
    </style:style>
    <style:style style:name="P61" style:family="paragraph" style:parent-style-name="Table_20_Contents" style:list-style-name="L15">
      <style:text-properties style:font-name="Verdana" fo:font-size="16pt" style:font-size-asian="16pt" style:font-size-complex="16pt"/>
    </style:style>
    <style:style style:name="P62" style:family="paragraph" style:parent-style-name="Table_20_Contents" style:list-style-name="L16">
      <style:text-properties style:font-name="Verdana" fo:font-size="16pt" style:font-size-asian="16pt" style:font-size-complex="16pt"/>
    </style:style>
    <style:style style:name="P63" style:family="paragraph" style:parent-style-name="Table_20_Contents" style:list-style-name="L13">
      <style:text-properties style:font-name="Verdana" fo:font-size="16pt" fo:background-color="#996600" style:font-size-asian="16pt" style:font-size-complex="16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1"><text:a xlink:type="simple" xlink:href="https://www.gaitamefinest.com/services/tol_dem_entry_mt4.php" text:style-name="Internet_20_link" text:visited-style-name="Visited_20_Internet_20_Link"><text:span text:style-name="T15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5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1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3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869767419574285686" text:style-name="L1">
        <text:list-item>
          <text:p text:style-name="P25">REVIEW </text:p>
          <text:list>
            <text:list-item>
              <text:p text:style-name="P25"><text:span text:style-name="T1">#_ </text:span>R-1.1 : fix ==&gt; //fix:20200708_144808:f</text:p>
              <text:list>
                <text:list-item>
                  <text:p text:style-name="P25">TRACK</text:p>
                  <text:list>
                    <text:list-item>
                      <text:p text:style-name="P25">FxTestController::fx_tester_T_1__Order_Buy__V2__While_Loop</text:p>
                    </text:list-item>
                    <text:list-item>
                      <text:p text:style-name="P25">FxTestController::fx_tester_T_1__Order_Buy__V2__For_Loop</text:p>
                    </text:list-item>
                    <text:list-item>
                      <text:p text:style-name="P25">LibEaTester::init_Pos()</text:p>
                      <text:list>
                        <text:list-item>
                          <text:p text:style-name="P25">//mark:20200708_145104:m</text:p>
                        </text:list-item>
                      </text:list>
                    </text:list-item>
                    <text:list-item>
                      <text:p text:style-name="P25">LibEaTester_2::set_Vals_To_Pos__First_Occasion</text:p>
                      <text:list>
                        <text:list-item>
                          <text:p text:style-name="P25">//mark:20200708_145301:m</text:p>
                        </text:list-item>
                        <text:list-item>
                          <text:p text:style-name="P25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<text:span text:style-name="T1">#_ </text:span>R-1.2 : add param ==&gt; </text:p>
              <text:list>
                <text:list-item>
                  <text:list>
                    <text:list-item>
                      <text:p text:style-name="P25"><text:soft-page-break/>FxTestController::fx_tester_T_1__Order_Buy__V2__For_Loop</text:p>
                    </text:list-item>
                    <text:list-item>
                      <text:p text:style-name="P25">FxTestController::fx_tester_T_1__Order_Buy__V2__While_Loop</text:p>
                    </text:list-item>
                  </text:list>
                </text:list-item>
                <text:list-item>
                  <text:p text:style-name="P25">CODE : FxTestController::fx_tester_T_1__Order_Buy__V2__For_Loop</text:p>
                  <text:list>
                    <text:list-item>
                      <text:p text:style-name="P25">$_lo_Params_For_Pos</text:p>
                      <text:list>
                        <text:list-item>
                          <text:p text:style-name="P25"><text:span text:style-name="T1">#_ </text:span>//code:20200708_145853:c ==&gt; unpack</text:p>
                        </text:list-item>
                        <text:list-item>
                          <text:p text:style-name="P25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5">CODE : caller line</text:p>
                  <text:list>
                    <text:list-item>
                      <text:p text:style-name="P25">//coding:20200603_162557</text:p>
                    </text:list-item>
                  </text:list>
                </text:list-item>
                <text:list-item>
                  <text:p text:style-name="P25"><text:span text:style-name="T1">#_ </text:span>TEST ==&gt; OK </text:p>
                </text:list-item>
              </text:list>
            </text:list-item>
            <text:list-item>
              <text:p text:style-name="P25">R-1.3 : add param ==&gt; </text:p>
              <text:list>
                <text:list-item>
                  <text:list>
                    <text:list-item>
                      <text:p text:style-name="P25">FxTestController::fx_tester_T_1__Order_Buy__V2__While_Loop</text:p>
                    </text:list-item>
                  </text:list>
                </text:list-item>
                <text:list-item>
                  <text:p text:style-name="P25">CODE</text:p>
                  <text:list>
                    <text:list-item>
                      <text:p text:style-name="P25"><text:span text:style-name="T1">#_ </text:span>calling line : //coding:20200603_162557</text:p>
                    </text:list-item>
                    <text:list-item>
                      <text:p text:style-name="P25"><text:span text:style-name="T1">#_ </text:span>add param to func : //code:20200708_150858:c</text:p>
                    </text:list-item>
                    <text:list-item>
                      <text:p text:style-name="P25"><text:span text:style-name="T1">#_ </text:span>unpack : //code:20200708_151035:c</text:p>
                    </text:list-item>
                    <text:list-item>
                      <text:p text:style-name="P25"><text:span text:style-name="T1">#_ </text:span>calling line : for-loop : //coding:20200603_162557</text:p>
                    </text:list-item>
                    <text:list-item>
                      <text:p text:style-name="P25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5">TEST ==&gt; OK </text:p>
                </text:list-item>
              </text:list>
            </text:list-item>
            <text:list-item>
              <text:p text:style-name="P25">R-1.4 : wri<text:span text:style-name="T10">te list of $pos ==&gt; use Params</text:span></text:p>
              <text:list>
                <text:list-item>
                  <text:p text:style-name="P40">CODE</text:p>
                  <text:list>
                    <text:list-item>
                      <text:p text:style-name="P40">caller line : //code:20200708_151919:c</text:p>
                    </text:list-item>
                    <text:list-item>
                      <text:p text:style-name="P40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40">==&gt; add param</text:p>
                            </text:list-item>
                          </text:list>
                        </text:list-item>
                        <text:list-item>
                          <text:p text:style-name="P25"><text:span text:style-name="T2">#_ </text:span><text:span text:style-name="T10">caller line</text:span></text:p>
                        </text:list-item>
                        <text:list-item>
                          <text:p text:style-name="P25"><text:span text:style-name="T2">#_ </text:span><text:span text:style-name="T10">func param</text:span></text:p>
                        </text:list-item>
                        <text:list-item>
                          <text:p text:style-name="P25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0">TEST ==&gt; </text:p>
                  <text:list>
                    <text:list-item>
                      <text:p text:style-name="P40">ERROR ==&gt; log file name → not passed </text:p>
                    </text:list-item>
                    <text:list-item>
                      <text:p text:style-name="P40">FIX ==&gt; </text:p>
                      <text:list>
                        <text:list-item>
                          <text:p text:style-name="P40">add param</text:p>
                          <text:list>
                            <text:list-item>
                              <text:p text:style-name="P25"><text:span text:style-name="T2">#_ </text:span><text:span text:style-name="T10">func param</text:span></text:p>
                            </text:list-item>
                            <text:list-item>
                              <text:p text:style-name="P25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 : <text:span text:style-name="T10">T-1.2 : “TP” ==&gt; post for-loop </text:span></text:p>
          <text:list>
            <text:list-item>
              <text:list>
                <text:list-item>
                  <text:p text:style-name="P53">CODE : //code:20200707_163926:c</text:p>
                </text:list-item>
              </text:list>
            </text:list-item>
          </text:list>
        </text:list-item>
        <text:list-item>
          <text:p text:style-name="P49">TASK-2</text:p>
          <text:list>
            <text:list-item>
              <text:list>
                <text:list-item>
                  <text:p text:style-name="P53">loc in BB ==&gt; 5 prev ones before the starting bar</text:p>
                </text:list-item>
              </text:list>
            </text:list-item>
          </text:list>
        </text:list-item>
        <text:list-item>
          <text:p text:style-name="P53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809768760539314254" text:style-name="L2">
        <text:list-item>
          <text:p text:style-name="P26">TASK : <text:span text:style-name="T10">T-1.2 : “TP” ==&gt; post for-loop </text:span></text:p>
          <text:list>
            <text:list-item>
              <text:list>
                <text:list-item>
                  <text:p text:style-name="P41">CODE : //code:20200707_163926:c</text:p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list>
                <text:list-item>
                  <text:p text:style-name="P41">loc in BB ==&gt; 5 prev ones before the starting bar</text:p>
                </text:list-item>
              </text:list>
            </text:list-item>
          </text:list>
        </text:list-item>
        <text:list-item>
          <text:p text:style-name="P41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0"><text:line-break/><text:span text:style-name="T14">[/ XXX] 20200708_153110</text:span></text:p>
      <text:p text:style-name="P18"/>
      <text:p text:style-name="P8"/>
      <text:p text:style-name="P7"><text:span text:style-name="T12">10.2.2_40</text:span>---------------------------------------------------------------------------</text:p>
      <text:p text:style-name="P13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7561376057315770774" text:style-name="L3">
        <text:list-item>
          <text:p text:style-name="P27"><text:span text:style-name="T1">#_ </text:span>REVIEW </text:p>
        </text:list-item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42">CODE : //code:20200707_163926:c</text:p>
                </text:list-item>
              </text:list>
            </text:list-item>
            <text:list-item>
              <text:p text:style-name="P42">T-1.1 : log : “step : 2 : 2 : 1.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  <text:list-item>
          <text:p text:style-name="P50"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570716589609133447" text:style-name="L4">
        <text:list-item>
          <text:p text:style-name="P28">TASK : <text:span text:style-name="T10">“TP” ==&gt; post for-loop → append</text:span></text:p>
          <text:list>
            <text:list-item>
              <text:p text:style-name="P43">//next:20200709_150122:n</text:p>
            </text:list-item>
          </text:list>
        </text:list-item>
        <text:list-item>
          <text:p text:style-name="P28">TASK : tasks-30 (sheet)</text:p>
        </text:list-item>
        <text:list-item>
          <text:p text:style-name="P28"><text:soft-page-break/>TASK-2</text:p>
          <text:list>
            <text:list-item>
              <text:list>
                <text:list-item>
                  <text:p text:style-name="P43">loc in BB ==&gt; 5 prev ones before the starting bar</text:p>
                </text:list-item>
              </text:list>
            </text:list-item>
          </text:list>
        </text:list-item>
        <text:list-item>
          <text:p text:style-name="P43">TASK : SL, TP の設定（$sumOf_Plus, $sumOf_Minus ==&gt; 最大に近くなる値の組み合わせ）　=&gt;　他の期間のデータでも</text:p>
        </text:list-item>
        <text:list-item>
          <text:p text:style-name="P28"/>
        </text:list-item>
      </text:list>
      <text:p text:style-name="P7">[further]</text:p>
      <text:p text:style-name="P10"><text:line-break/><text:span text:style-name="T14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3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1121769717704702116" text:style-name="L5">
        <text:list-item>
          <text:p text:style-name="P29"><text:span text:style-name="T1">#_ </text:span>REVIEW </text:p>
        </text:list-item>
        <text:list-item>
          <text:p text:style-name="P29"><text:span text:style-name="T1">#_ </text:span>SEG-1 : func “fx_tester_T_1__Order_Buy__V2” ==&gt; new param</text:p>
          <text:list>
            <text:list-item>
              <text:list>
                <text:list-item>
                  <text:p text:style-name="P29">==&gt; $param_Tester_T_1__MaxOf_While_Loop</text:p>
                </text:list-item>
              </text:list>
            </text:list-item>
            <text:list-item>
              <text:p text:style-name="P29">S-1.1 : func “fx_tester_T_1__Order_Buy__V2__Params”</text:p>
              <text:list>
                <text:list-item>
                  <text:p text:style-name="P29">CODE : //code:20200710_121940:c</text:p>
                  <text:list>
                    <text:list-item>
                      <text:p text:style-name="P29">CONS</text:p>
                    </text:list-item>
                  </text:list>
                </text:list-item>
              </text:list>
            </text:list-item>
            <text:list-item>
              <text:p text:style-name="P29">S-1.2 : caller line</text:p>
              <text:list>
                <text:list-item>
                  <text:p text:style-name="P29">CODE : //_20200710_122450:caller</text:p>
                  <text:list>
                    <text:list-item>
                      <text:p text:style-name="P29"><text:span text:style-name="T1">#_ </text:span>unpack ret val : //code:20200710_123750:c</text:p>
                    </text:list-item>
                    <text:list-item>
                      <text:p text:style-name="P29"><text:span text:style-name="T1">#_ </text:span>set val : //code:20200710_122726:c</text:p>
                    </text:list-item>
                    <text:list-item>
                      <text:p text:style-name="P29"><text:soft-page-break/><text:span text:style-name="T1">#_ </text:span>change ==&gt; template strings</text:p>
                      <text:list>
                        <text:list-item>
                          <text:p text:style-name="P29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1">#_ </text:span>TEST : param ==&gt; no </text:p>
                </text:list-item>
                <text:list-item>
                  <text:p text:style-name="P29"><text:span text:style-name="T1">#_ </text:span>TEST : param ==&gt; 40</text:p>
                  <text:list>
                    <text:list-item>
                      <text:p text:style-name="P29">==&gt; exec → complete</text:p>
                    </text:list-item>
                    <text:list-item>
                      <text:p text:style-name="P29">=&gt; “for-loop ended with ==&gt; [^T]”</text:p>
                      <text:list>
                        <text:list-item>
                          <text:p text:style-name="P29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44">//next:20200709_150122:n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CODE : comment out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51">TASK : tasks-30 (sheet)</text:p>
        </text:list-item>
        <text:list-item>
          <text:p text:style-name="P51">TASK-2</text:p>
          <text:list>
            <text:list-item>
              <text:list>
                <text:list-item>
                  <text:p text:style-name="P55">loc in BB ==&gt; 5 prev ones before the starting bar</text:p>
                </text:list-item>
              </text:list>
            </text:list-item>
          </text:list>
        </text:list-item>
        <text:list-item>
          <text:p text:style-name="P55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240813173878347067" text:style-name="L6">
        <text:list-item>
          <text:p text:style-name="P30">TASK : tasks-30 (sheet)</text:p>
          <text:list>
            <text:list-item>
              <text:p text:style-name="P30">//next:20200710_125950:n</text:p>
            </text:list-item>
            <text:list-item>
              <text:p text:style-name="P30">“j3-3 : Y : 1”</text:p>
            </text:list-item>
            <text:list-item>
              <text:p text:style-name="P30">curently ==&gt; trailing start → then, for-loop breaking</text:p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45">loc in BB ==&gt; 5 prev ones before the starting bar</text:p>
                </text:list-item>
              </text:list>
            </text:list-item>
          </text:list>
        </text:list-item>
        <text:list-item>
          <text:p text:style-name="P45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0"><text:line-break/><text:span text:style-name="T14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3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3693132020155199473" text:style-name="L7">
        <text:list-item>
          <text:p text:style-name="P31">REVIEW </text:p>
        </text:list-item>
        <text:list-item>
          <text:p text:style-name="P31"><text:span text:style-name="T1">#_ </text:span>SEG-1</text:p>
          <text:list>
            <text:list-item>
              <text:list>
                <text:list-item>
                  <text:p text:style-name="P31">list-of-pos.(XXX).dat ==&gt; st_idx → some numbers are missing ~~&gt; why?</text:p>
                </text:list-item>
              </text:list>
            </text:list-item>
            <text:list-item>
              <text:p text:style-name="P31">S-1.1 : number ==&gt; '8'</text:p>
              <text:list>
                <text:list-item>
                  <text:p text:style-name="P31">search “position ==&gt; NOT taken”</text:p>
                </text:list-item>
                <text:list-item>
                  <text:p text:style-name="P31">log lines</text:p>
                  <text:list>
                    <text:list-item>
                      <text:p text:style-name="P31">position ==&gt; NOT taken</text:p>
                    </text:list-item>
                    <text:list-item>
                      <text:p text:style-name="P31">detection starts...</text:p>
                    </text:list-item>
                    <text:list-item>
                      <text:p text:style-name="P31">pattern ==&gt; detected : dp_ALL</text:p>
                    </text:list-item>
                    <text:list-item>
                      <text:p text:style-name="P31">(show_Basic_Pos_Data__Build_Lines)</text:p>
                      <text:list>
                        <text:list-item>
                          <text:p text:style-name="P31">$pos-&gt;st_idx<text:tab/>8</text:p>
                        </text:list-item>
                      </text:list>
                    </text:list-item>
                    <text:list-item>
                      <text:p text:style-name="P31">is_TP ==&gt; false</text:p>
                    </text:list-item>
                    <text:list-item>
                      <text:p text:style-name="P31">is_Trailing ==&gt; true</text:p>
                    </text:list-item>
                    <text:list-item>
                      <text:p text:style-name="P31">set ==&gt; val : $statusOf_For_Loop_Execution --&gt; j3-3 : <text:soft-page-break/>Y : 1</text:p>
                    </text:list-item>
                    <text:list-item>
                      <text:p text:style-name="P31">breaking... (coding not yet)</text:p>
                    </text:list-item>
                    <text:list-item>
                      <text:p text:style-name="P31">(for)(step : X : 1) returning...</text:p>
                    </text:list-item>
                    <text:list-item>
                      <text:p text:style-name="P31">[FxTestController.php : 2930] (while)(step : 2 : 2) post for-loop</text:p>
                    </text:list-item>
                    <text:list-item>
                      <text:p text:style-name="P31">for-loop ended with ==&gt; $statusOf_For_Loop_Execution = j3-3 : Y : 1</text:p>
                      <text:list>
                        <text:list-item>
                          <text:p text:style-name="P31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1">FOUND</text:p>
                  <text:list>
                    <text:list-item>
                      <text:p text:style-name="P31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1 : tasks-30 (sheet) </text:p>
          <text:list>
            <text:list-item>
              <text:list>
                <text:list-item>
                  <text:p text:style-name="P31">//next:20200710_125950:n (post for-loop)</text:p>
                </text:list-item>
                <text:list-item>
                  <text:p text:style-name="P31">==&gt; </text:p>
                </text:list-item>
                <text:list-item>
                  <text:p text:style-name="P31">“j3-3 : Y : 1” (trailing starts)</text:p>
                </text:list-item>
                <text:list-item>
                  <text:p text:style-name="P31">curently ==&gt; trailing start → then, for-loop breaking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CODE</text:p>
                  <text:list>
                    <text:list-item>
                      <text:p text:style-name="P31">follow chart</text:p>
                      <text:list>
                        <text:list-item>
                          <text:p text:style-name="P31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1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follow chart : j5 (j4 : “not within”) </text:p>
                      <text:list>
                        <text:list-item>
                          <text:p text:style-name="P31">“j1 : Y : 4” ==&gt; judge_Bar_SL_TP_Trail__BUY</text:p>
                          <text:list>
                            <text:list-item>
                              <text:p text:style-name="P31"><text:soft-page-break/>=&gt; what return vals ?</text:p>
                            </text:list-item>
                            <text:list-item>
                              <text:p text:style-name="P31">===&gt; </text:p>
                            </text:list-item>
                          </text:list>
                        </text:list-item>
                        <text:list-item>
                          <text:p text:style-name="P31">j4 &gt; 0 : 1 &gt; N (not within) &gt; </text:p>
                        </text:list-item>
                        <text:list-item>
                          <text:p text:style-name="P31">j5.1 : choice-1(Trail)</text:p>
                        </text:list-item>
                        <text:list-item>
                          <text:p text:style-name="P31">j5.1-2(SL)</text:p>
                        </text:list-item>
                        <text:list-item>
                          <text:p text:style-name="P31">j5.1-3(TP)</text:p>
                          <text:list>
                            <text:list-item>
                              <text:p text:style-name="P31">=&gt; in the log file ?</text:p>
                            </text:list-item>
                            <text:list-item>
                              <text:p text:style-name="P31">==&gt; YES</text:p>
                            </text:list-item>
                          </text:list>
                        </text:list-item>
                        <text:list-item>
                          <text:p text:style-name="P31">j5 : others</text:p>
                        </text:list-item>
                      </text:list>
                    </text:list-item>
                    <text:list-item>
                      <text:p text:style-name="P31">review code : j5.1 : choice-1(Trail)</text:p>
                      <text:list>
                        <text:list-item>
                          <text:p text:style-name="P3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">TASK-2</text:p>
          <text:list>
            <text:list-item>
              <text:list>
                <text:list-item>
                  <text:p text:style-name="P56">loc in BB ==&gt; 5 prev ones before the starting bar</text:p>
                </text:list-item>
              </text:list>
            </text:list-item>
          </text:list>
        </text:list-item>
        <text:list-item>
          <text:p text:style-name="P5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78122836691253333" text:style-name="L8">
        <text:list-item>
          <text:p text:style-name="P32">TASK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(in for-loop)<text:tab/>//mark:20200711_145904:m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  <text:list-item>
                  <text:p text:style-name="P32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46">loc in BB ==&gt; 5 prev ones before the starting bar</text:p>
                </text:list-item>
              </text:list>
            </text:list-item>
          </text:list>
        </text:list-item>
        <text:list-item>
          <text:p text:style-name="P46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0"><text:line-break/><text:span text:style-name="T14">[/ XXX] 20200711_151633</text:span></text:p>
      <text:p text:style-name="P7"/>
      <text:p text:style-name="P57"/>
      <text:p text:style-name="P7"><text:span text:style-name="T12">10.2.2_43</text:span>---------------------------------------------------------------------------</text:p>
      <text:p text:style-name="P13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2699309429949235626" text:style-name="L17">
        <text:list-item>
          <text:p text:style-name="P37">REVIEW </text:p>
        </text:list-item>
        <text:list-item>
          <text:p text:style-name="P37">TASK : tasks-30 (sheet) </text:p>
          <text:list>
            <text:list-item>
              <text:list>
                <text:list-item>
                  <text:p text:style-name="P37">//next:20200710_125950:n (post for-loop)</text:p>
                </text:list-item>
                <text:list-item>
                  <text:p text:style-name="P37">==&gt; (in for-loop)<text:tab/>//mark:20200711_145904:m</text:p>
                </text:list-item>
                <text:list-item>
                  <text:p text:style-name="P37">“j3-3 : Y : 1” (trailing starts)</text:p>
                </text:list-item>
                <text:list-item>
                  <text:p text:style-name="P37">curently ==&gt; trailing start → then, for-loop breaking</text:p>
                </text:list-item>
                <text:list-item>
                  <text:p text:style-name="P37">//ref:20200711_151408:r<text:tab/><text:tab/>==&gt; j5.1 : choice-1(Trail)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review : “(step : 2 : j2 : choice-1 : j3-3 : N : 1)”</text:p>
                  <text:list>
                    <text:list-item>
                      <text:p text:style-name="P37">=&gt; in log file ?</text:p>
                    </text:list-item>
                    <text:list-item>
                      <text:p text:style-name="P37">==&gt; YES : 32 hits</text:p>
                    </text:list-item>
                  </text:list>
                </text:list-item>
                <text:list-item>
                  <text:p text:style-name="P37">review : “j5.1-1 : Y” (when position taken)</text:p>
                  <text:list>
                    <text:list-item>
                      <text:p text:style-name="P37">=&gt; what is done in this section?</text:p>
                    </text:list-item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<text:soft-page-break/>CODE</text:p>
                  <text:list>
                    <text:list-item>
                      <text:p text:style-name="P37">C/P : “step : 2 : j5.1-1 : Y : 2” </text:p>
                      <text:list>
                        <text:list-item>
                          <text:p text:style-name="P37">//mark:20200711_145904:m</text:p>
                        </text:list-item>
                      </text:list>
                    </text:list-item>
                    <text:list-item>
                      <text:p text:style-name="P37">edit</text:p>
                      <text:list>
                        <text:list-item>
                          <text:p text:style-name="P37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&gt; search “(for)(step : 2 : j2 : choice-1 : j3-3 : Y : 2)”</text:p>
                    </text:list-item>
                    <text:list-item>
                      <text:p text:style-name="P37">===&gt; OK </text:p>
                    </text:list-item>
                  </text:list>
                </text:list-item>
              </text:list>
            </text:list-item>
            <text:list-item>
              <text:p text:style-name="P37">T-1.2 : </text:p>
              <text:list>
                <text:list-item>
                  <text:list>
                    <text:list-item>
                      <text:p text:style-name="P37">//mark:20200712_130059:m</text:p>
                    </text:list-item>
                    <text:list-item>
                      <text:p text:style-name="P37">ref : //code:20200621_121020:c</text:p>
                    </text:list-item>
                  </text:list>
                </text:list-item>
                <text:list-item>
                  <text:p text:style-name="P37">CODE : “$statusOf_For_Loop_Execution__J3bar3_Y3”</text:p>
                </text:list-item>
                <text:list-item>
                  <text:p text:style-name="P37">TEST</text:p>
                  <text:list>
                    <text:list-item>
                      <text:p text:style-name="P37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</text:p>
          <text:list>
            <text:list-item>
              <text:list>
                <text:list-item>
                  <text:p text:style-name="P47">loc in BB ==&gt; 5 prev ones before the starting bar</text:p>
                </text:list-item>
              </text:list>
            </text:list-item>
          </text:list>
        </text:list-item>
        <text:list-item>
          <text:p text:style-name="P4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113000401841765676" text:style-name="L9">
        <text:list-item>
          <text:p text:style-name="P33">TASK</text:p>
          <text:list>
            <text:list-item>
              <text:p text:style-name="P33">“j3-3 : Y : 4” ==&gt; continue</text:p>
            </text:list-item>
            <text:list-item>
              <text:p text:style-name="P33">//next:20200712_130832:n (for-loop)</text:p>
            </text:list-item>
            <text:list-item>
              <text:p text:style-name="P33">//next:20200710_125950:n (post for-loop)</text:p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48">loc in BB ==&gt; 5 prev ones before the starting bar</text:p>
                </text:list-item>
              </text:list>
            </text:list-item>
          </text:list>
        </text:list-item>
        <text:list-item>
          <text:p text:style-name="P48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4">[/ XXX] 20200712_130924</text:span></text:p>
      <text:p text:style-name="P7"/>
      <text:p text:style-name="P7"><text:span text:style-name="T13">@@@</text:span></text:p>
      <text:p text:style-name="P7"><text:span text:style-name="T12">10.2.2_44</text:span>---------------------------------------------------------------------------</text:p>
      <text:p text:style-name="P13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5742758508342988810" text:style-name="L19">
        <text:list-item>
          <text:p text:style-name="P39">REVIEW </text:p>
        </text:list-item>
        <text:list-item>
          <text:p text:style-name="P39">TASK-1</text:p>
        </text:list-item>
      </text:list>
      <text:p text:style-name="P7"/>
      <text:p text:style-name="P7">[next]</text:p>
      <text:list xml:id="list1445211277761848115" text:style-name="L18">
        <text:list-item>
          <text:p text:style-name="P38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/>
      <text:p text:style-name="P7"/>
      <text:p text:style-name="P7"/>
      <text:p text:style-name="P7">------------------------------------------------ [TEMPLATE] <text:soft-page-break/>20191224_144528</text:p>
      <text:p text:style-name="P7"><text:span text:style-name="T12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7">[do] <text:span text:style-name="T1">#_ </text:span></text:p>
      <text:list xml:id="list33311059" text:continue-list="list1121769717704702116" text:style-name="L5">
        <text:list-item>
          <text:p text:style-name="P29">REVIEW </text:p>
        </text:list-item>
        <text:list-item>
          <text:p text:style-name="P29">TASK-1</text:p>
        </text:list-item>
      </text:list>
      <text:p text:style-name="P7"/>
      <text:p text:style-name="P7">[next]</text:p>
      <text:list xml:id="list8158968391668634580" text:style-name="L10">
        <text:list-item>
          <text:p text:style-name="P34">TASK</text:p>
        </text:list-item>
      </text:list>
      <text:p text:style-name="P7">[further]</text:p>
      <text:p text:style-name="P10"><text:line-break/><text:span text:style-name="T14">[/ XXX] </text:span></text:p>
      <text:p text:style-name="P18"/>
      <text:p text:style-name="P18"/>
      <text:p text:style-name="P18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6195095763332759982" text:style-name="L11">
        <text:list-item>
          <text:p text:style-name="P35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3328613" text:continue-numbering="true" text:style-name="L11">
        <text:list-item>
          <text:p text:style-name="P35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1166459465355749762" text:style-name="L12">
        <text:list-item>
          <text:p text:style-name="P23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0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7386745226022871922" text:style-name="L13">
              <text:list-item>
                <text:p text:style-name="P59">M – w &gt; a (new window)</text:p>
              </text:list-item>
              <text:list-item>
                <text:p text:style-name="P59">doc 2 : select → session number</text:p>
              </text:list-item>
              <text:list-item>
                <text:p text:style-name="P59">doc 1</text:p>
                <text:list>
                  <text:list-item>
                    <text:p text:style-name="P59">DUP → template</text:p>
                  </text:list-item>
                  <text:list-item>
                    <text:p text:style-name="P59">session num → paste</text:p>
                  </text:list-item>
                  <text:list-item>
                    <text:p text:style-name="P59">datetime ==&gt; change to “XXX”</text:p>
                  </text:list-item>
                  <text:list-item>
                    <text:p text:style-name="P59">session num → update</text:p>
                  </text:list-item>
                </text:list>
              </text:list-item>
              <text:list-item>
                <text:p text:style-name="P59">doc 2 : select → session string</text:p>
              </text:list-item>
              <text:list-item>
                <text:p text:style-name="P63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6275079279609859021" text:style-name="L14">
              <text:list-item>
                <text:p text:style-name="P60">commit</text:p>
                <text:list>
                  <text:list-item>
                    <text:p text:style-name="P60">jve</text:p>
                  </text:list-item>
                  <text:list-item>
                    <text:p text:style-name="P6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1">###</text:p>
          </table:table-cell>
        </table:table-row>
        <table:table-row>
          <table:table-cell table:style-name="表5.A3" office:value-type="string">
            <text:p text:style-name="P22"><office:annotation office:name="__Annotation__8900_564638208"><dc:creator>iwabuchi ken</dc:creator><dc:date>2020-06-18T17:30:51.24</dc:date><text:p text:style-name="P64"><text:span text:style-name="T17">https://stackoverflow.com/questions/357315/get-list-of-passed-arguments-in-windows-batch-script-bat</text:span></text:p></office:annotation><text:span text:style-name="T16">C:</text:span><text:soft-page-break/><office:annotation-end office:name="__Annotation__8900_564638208"/><text:span text:style-name="T16">\WORKS_2\WS\WS_Others.JVEMV6\JVEMV6\44_currency\10_prog-php\2_tester\end_all.bat</text:span> <text:span text:style-name="T5">[44] res free# JVEMV6 44#10.2.2_XX / 44. currency / 10. prog-php / 2. tester / 2. <text:s/>tester_1__V2 / 20200712_122920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443114069428452988" text:style-name="L15">
              <text:list-item>
                <text:p text:style-name="P61">doc 1 : select → git push, echo</text:p>
              </text:list-item>
              <text:list-item>
                <text:p text:style-name="P61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4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6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6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552516388162993996" text:style-name="L16">
              <text:list-item>
                <text:p text:style-name="P62">eclipse</text:p>
              </text:list-item>
              <text:list-item>
                <text:p text:style-name="P62">mt4</text:p>
              </text:list-item>
              <text:list-item>
                <text:p text:style-name="P62">folders</text:p>
              </text:list-item>
              <text:list-item>
                <text:p text:style-name="P62">sakura files</text:p>
              </text:list-item>
              <text:list-item>
                <text:p text:style-name="P62">docs</text:p>
              </text:list-item>
            </text:list>
          </table:table-cell>
        </table:table-row>
      </table:table>
      <text:list xml:id="list33311172" text:continue-list="list1166459465355749762" text:style-name="L12">
        <text:list-item>
          <text:p text:style-name="P23">git</text:p>
          <text:list>
            <text:list-item>
              <text:p text:style-name="P2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ext:soft-page-break/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7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3314347" text:continue-numbering="true" text:style-name="L12">
        <text:list-item>
          <text:list>
            <text:list-item>
              <text:p text:style-name="P2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3331937" text:continue-numbering="true" text:style-name="L12">
        <text:list-item>
          <text:p text:style-name="P23">move “<text:span text:style-name="T3">@@@</text:span>”</text:p>
        </text:list-item>
        <text:list-item>
          <text:p text:style-name="P36">DUP : template</text:p>
        </text:list-item>
      </text:list>
      <text:p text:style-name="P7"/>
      <text:p text:style-name="P7">/ ------------------------------------------------------- [STEPS : closing] 20191220_142139 /</text:p>
      <text:p text:style-name="P9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2T13:10:15.20</dc:date>
    <dc:creator>iwabuchi ken</dc:creator>
    <meta:editing-duration>P8DT7H52M12S</meta:editing-duration>
    <meta:editing-cycles>1271</meta:editing-cycles>
    <meta:generator>OpenOffice/4.1.3$Win32 OpenOffice.org_project/413m1$Build-9783</meta:generator>
    <meta:document-statistic meta:table-count="5" meta:image-count="0" meta:object-count="0" meta:page-count="18" meta:paragraph-count="319" meta:word-count="1980" meta:character-count="12653"/>
  </office:meta>
</office:document-meta>
</file>